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57M17S">
            <text:p>12:57:1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59M17S">
            <text:p>12:59:1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04.92">
            <text:p>20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42.6">
            <text:p>42.6</text:p>
          </table:table-cell>
          <table:table-cell table:style-name="ce4" office:value-type="float" office:value="3.66">
            <text:p>3.7</text:p>
          </table:table-cell>
          <table:table-cell table:style-name="ce4" office:value-type="float" office:value="5.12">
            <text:p>5.1</text:p>
          </table:table-cell>
          <table:table-cell table:style-name="ce4" office:value-type="float" office:value="48.66">
            <text:p>48.7</text:p>
          </table:table-cell>
          <table:table-cell table:style-name="ce4" office:value-type="float" office:value="46.26">
            <text:p>46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88.4">
            <text:p>388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93.7">
            <text:p>93.7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13.8">
            <text:p>13.8</text:p>
          </table:table-cell>
          <table:table-cell table:style-name="ce4" office:value-type="float" office:value="97.5">
            <text:p>97.5</text:p>
          </table:table-cell>
          <table:table-cell table:style-name="ce4" office:value-type="float" office:value="97.5">
            <text:p>97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2H58M46.999999S">
            <text:p>12:58:4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19953051643192">
            <text:p>2.2</text:p>
          </table:table-cell>
          <table:table-cell table:style-name="ce4" office:value-type="float" office:value="1.58469945355191">
            <text:p>1.6</text:p>
          </table:table-cell>
          <table:table-cell table:style-name="ce4" office:value-type="float" office:value="2.6953125">
            <text:p>2.7</text:p>
          </table:table-cell>
          <table:table-cell table:style-name="ce4" office:value-type="float" office:value="2.00369913686806">
            <text:p>2.0</text:p>
          </table:table-cell>
          <table:table-cell table:style-name="ce4" office:value-type="float" office:value="2.10765239948119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96.168">
            <text:p>39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57.16S">
            <text:p>00:12:57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380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7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139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188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61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09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098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61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748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2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08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2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1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1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10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57026 4 44000 34089643 26545 0 1133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39773 0 14165 8507199 3833 0 74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43900 2 12812 8528202 5372 0 121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38039 2 8228 8528757 3781 0 105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35311 0 8793 8525483 13558 0 160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8610337 49 6 0 0 0 0 2 0 1 0 0 0 125 0 103477 67 0 0 0 0 0 0 0 22 0 0 0 0 0 0 0 0 100002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198123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673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5476171 0 2017461 223387 675809 103569 0 3 473766 9450 197272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032 <text:s text:c="5"/>54 <text:s text:c="3"/>0 <text:s text:c="3"/>0 <text:s text:c="3"/>0 <text:s text:c="4"/>0 <text:s text:c="9"/>0 <text:s text:c="8"/>0 <text:s text:c="4"/>4032 <text:s text:c="5"/>54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81858324 <text:s/>870646 <text:s text:c="3"/>0 1009 <text:s text:c="3"/>0 <text:s text:c="4"/>0 <text:s text:c="9"/>0 <text:s text:c="8"/>0 585540435 <text:s/>46358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5000 7920 732134 99764 88473 698383 6309760 7152640 0 344824 72880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897 7890 731082 98808 88472 698383 6309760 7152636 0 344752 72870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516112 22 356 5 54 6994 46804 20 0 1 0 4 2936832 400 4294967295 13946880 14046716 3220463312 3220458284 9647126 0 0 4096 536946211 3223525726 0 0 0 3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870646 errors:0 dropped:100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6358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81858324 (81.8 MB) <text:s/>TX bytes:585540435 (585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54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54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032 (4.0 KB) <text:s/>TX bytes:4032 (4.0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0 <text:s text:c="5"/>3530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0 <text:s text:c="5"/>3530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5">
            <text:p>97.5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56.7">
            <text:p>56.7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34.7">
            <text:p>34.7</text:p>
          </table:table-cell>
          <table:table-cell office:value-type="float" office:value="61.1">
            <text:p>61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93.7">
            <text:p>93.7</text:p>
          </table:table-cell>
          <table:table-cell office:value-type="float" office:value="3.8">
            <text:p>3.8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97.5">
            <text:p>97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36.6">
            <text:p>36.6</text:p>
          </table:table-cell>
          <table:table-cell office:value-type="float" office:value="5.8">
            <text:p>5.8</text:p>
          </table:table-cell>
          <table:table-cell office:value-type="float" office:value="13.8">
            <text:p>13.8</text:p>
          </table:table-cell>
          <table:table-cell office:value-type="float" office:value="43.8">
            <text:p>43.8</text:p>
          </table:table-cell>
          <table:table-cell office:value-type="float" office:value="42.4">
            <text:p>4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24">
            <text:p>24</text:p>
          </table:table-cell>
          <table:table-cell office:value-type="float" office:value="3.7">
            <text:p>3.7</text:p>
          </table:table-cell>
          <table:table-cell office:value-type="float" office:value="6.6">
            <text:p>6.6</text:p>
          </table:table-cell>
          <table:table-cell office:value-type="float" office:value="65.7">
            <text:p>65.7</text:p>
          </table:table-cell>
          <table:table-cell office:value-type="float" office:value="27.7">
            <text:p>27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2.6">
            <text:p>42.6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66">
            <text:p>3.66</text:p>
          </table:table-cell>
          <table:table-cell office:value-type="float" office:value="5.12">
            <text:p>5.12</text:p>
          </table:table-cell>
          <table:table-cell office:value-type="float" office:value="48.66">
            <text:p>48.66</text:p>
          </table:table-cell>
          <table:table-cell office:value-type="float" office:value="46.26">
            <text:p>46.2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41">
            <text:p>41.0</text:p>
          </table:table-cell>
          <table:table-cell table:style-name="ce10" office:value-type="float" office:value="2.62">
            <text:p>2.6</text:p>
          </table:table-cell>
          <table:table-cell table:style-name="ce10" office:value-type="float" office:value="2.24">
            <text:p>2.2</text:p>
          </table:table-cell>
          <table:table-cell table:style-name="ce10" office:value-type="float" office:value="54.14">
            <text:p>54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41.88">
            <text:p>41.9</text:p>
          </table:table-cell>
          <table:table-cell table:style-name="ce10" office:value-type="float" office:value="3.14">
            <text:p>3.1</text:p>
          </table:table-cell>
          <table:table-cell table:style-name="ce10" office:value-type="float" office:value="2.82">
            <text:p>2.8</text:p>
          </table:table-cell>
          <table:table-cell table:style-name="ce10" office:value-type="float" office:value="52.14">
            <text:p>52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42.66">
            <text:p>42.7</text:p>
          </table:table-cell>
          <table:table-cell table:style-name="ce10" office:value-type="float" office:value="3.64">
            <text:p>3.6</text:p>
          </table:table-cell>
          <table:table-cell table:style-name="ce10" office:value-type="float" office:value="3.46">
            <text:p>3.5</text:p>
          </table:table-cell>
          <table:table-cell table:style-name="ce10" office:value-type="float" office:value="50.2">
            <text:p>50.2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43.5">
            <text:p>43.5</text:p>
          </table:table-cell>
          <table:table-cell table:style-name="ce10" office:value-type="float" office:value="4.78">
            <text:p>4.8</text:p>
          </table:table-cell>
          <table:table-cell table:style-name="ce10" office:value-type="float" office:value="11.9">
            <text:p>11.9</text:p>
          </table:table-cell>
          <table:table-cell table:style-name="ce10" office:value-type="float" office:value="39.8">
            <text:p>39.8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">
            <text:p>0</text:p>
          </table:table-cell>
          <table:table-cell office:value-type="float" office:value="57.8">
            <text:p>57.8</text:p>
          </table:table-cell>
          <table:table-cell office:value-type="float" office:value="3.6">
            <text:p>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0">
            <text:p>0</text:p>
          </table:table-cell>
          <table:table-cell office:value-type="float" office:value="1373.6">
            <text:p>1373.6</text:p>
          </table:table-cell>
          <table:table-cell office:value-type="float" office:value="162.2">
            <text:p>16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0">
            <text:p>0</text:p>
          </table:table-cell>
          <table:table-cell office:value-type="float" office:value="3977.8">
            <text:p>3977.8</text:p>
          </table:table-cell>
          <table:table-cell office:value-type="float" office:value="261.8">
            <text:p>261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0">
            <text:p>0</text:p>
          </table:table-cell>
          <table:table-cell office:value-type="float" office:value="5293">
            <text:p>5293</text:p>
          </table:table-cell>
          <table:table-cell office:value-type="float" office:value="388.4">
            <text:p>388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0">
            <text:p>0</text:p>
          </table:table-cell>
          <table:table-cell office:value-type="float" office:value="2503.4">
            <text:p>2503.4</text:p>
          </table:table-cell>
          <table:table-cell office:value-type="float" office:value="208.6">
            <text:p>208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2641.12">
            <text:p>2641.1</text:p>
          </table:table-cell>
          <table:table-cell table:style-name="ce11" table:formula="of:=AVERAGE([.D2:.D6])" office:value-type="float" office:value="204.92">
            <text:p>204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296.29073483977">
            <text:p>1296.3</text:p>
          </table:table-cell>
          <table:table-cell table:style-name="ce11" table:formula="of:=IF([.D8]=0;0;MAX(SUMPRODUCT([.D2:.D6];[.D2:.D6])/SUM([.D2:.D6])-[.D8];0))" office:value-type="float" office:value="77.3653406207301">
            <text:p>77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355.58926516023">
            <text:p>1355.6</text:p>
          </table:table-cell>
          <table:table-cell table:style-name="ce11" table:formula="of:=ABS(MAX([.D2:.D6])-[.D8]-[.D9])" office:value-type="float" office:value="106.11465937927">
            <text:p>106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">
            <text:p>3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2" office:value-type="float" office:value="8.5">
            <text:p>8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">
            <text:p>1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2" office:value-type="float" office:value="15.2">
            <text:p>15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0.4">
            <text:p>3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2" office:value-type="float" office:value="13.6">
            <text:p>13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.2">
            <text:p>2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">
            <text:p>2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3.06">
            <text:p>13.1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3.06">
            <text:p>13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542603369065851">
            <text:p>0.5</text:p>
          </table:table-cell>
          <table:table-cell table:style-name="ce11" table:formula="of:=IF([.C8]=0;0;MAX(SUMPRODUCT([.C2:.C6];[.C2:.C6])/SUM([.C2:.C6])-[.C8];0))" office:value-type="float" office:value="0.542603369065851">
            <text:p>0.5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2.39739663093415">
            <text:p>2.4</text:p>
          </table:table-cell>
          <table:table-cell table:style-name="ce11" table:formula="of:=ABS(MAX([.C2:.C6])-[.C8]-[.C9])" office:value-type="float" office:value="2.39739663093415">
            <text:p>2.4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3.6026033690659">
            <text:p>13.6</text:p>
          </table:table-cell>
          <table:table-cell table:style-name="ce11" table:formula="of:=[.C8]+ [.C9]" office:value-type="float" office:value="13.6026033690659">
            <text:p>13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9">
            <text:p>0.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0">
            <text:p>6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2" office:value-type="float" office:value="56.9">
            <text:p>56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3.8">
            <text:p>11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2" office:value-type="float" office:value="73.4">
            <text:p>7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6.8">
            <text:p>14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2"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4">
            <text:p>7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9.46">
            <text:p>39.5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39.64">
            <text:p>39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5.7562696401419">
            <text:p>15.8</text:p>
          </table:table-cell>
          <table:table-cell table:style-name="ce11" table:formula="of:=IF([.C8]=0;0;MAX(SUMPRODUCT([.C2:.C6];[.C2:.C6])/SUM([.C2:.C6])-[.C8];0))" office:value-type="float" office:value="15.3296266397578">
            <text:p>15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8.1837303598581">
            <text:p>18.2</text:p>
          </table:table-cell>
          <table:table-cell table:style-name="ce11" table:formula="of:=ABS(MAX([.C2:.C6])-[.C8]-[.C9])" office:value-type="float" office:value="18.4303733602422">
            <text:p>18.4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55.2162696401419">
            <text:p>55.2</text:p>
          </table:table-cell>
          <table:table-cell table:style-name="ce11" table:formula="of:=[.C8]+ [.C9]" office:value-type="float" office:value="54.9696266397578">
            <text:p>55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">
            <text:p>0.0</text:p>
          </table:table-cell>
          <table:table-cell table:style-name="ce11" table:formula="of:=[.C8]+ [.C9]" office:value-type="float" office:value="0">
            <text:p>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table:number-columns-repeated="2" office:value-type="float" office:value="28.9">
            <text:p>28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7.8">
            <text:p>5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2" office:value-type="float" office:value="686.8">
            <text:p>686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73.6">
            <text:p>137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2" office:value-type="float" office:value="1988.9">
            <text:p>1988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977.8">
            <text:p>397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2" office:value-type="float" office:value="2646.5">
            <text:p>2646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293">
            <text:p>529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2" office:value-type="float" office:value="1251.7">
            <text:p>1251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503.4">
            <text:p>2503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320.56">
            <text:p>1320.6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1320.56">
            <text:p>1320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48.145367419883">
            <text:p>648.1</text:p>
          </table:table-cell>
          <table:table-cell table:style-name="ce11" table:formula="of:=IF([.C8]=0;0;MAX(SUMPRODUCT([.C2:.C6];[.C2:.C6])/SUM([.C2:.C6])-[.C8];0))" office:value-type="float" office:value="648.145367419883">
            <text:p>648.1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77.794632580117">
            <text:p>677.8</text:p>
          </table:table-cell>
          <table:table-cell table:style-name="ce11" table:formula="of:=ABS(MAX([.C2:.C6])-[.C8]-[.C9])" office:value-type="float" office:value="677.794632580117">
            <text:p>677.8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968.70536741988">
            <text:p>1968.7</text:p>
          </table:table-cell>
          <table:table-cell table:style-name="ce11" table:formula="of:=[.C8]+ [.C9]" office:value-type="float" office:value="1968.70536741988">
            <text:p>1968.7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table:number-columns-repeated="2"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.6">
            <text:p>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2" office:value-type="float" office:value="81.1">
            <text:p>81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2.2">
            <text:p>16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2" office:value-type="float" office:value="130.9">
            <text:p>13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1.8">
            <text:p>26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2" office:value-type="float" office:value="194.2">
            <text:p>194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8.4">
            <text:p>38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2" office:value-type="float" office:value="104.3">
            <text:p>104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8.6">
            <text:p>208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02.46">
            <text:p>102.5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102.46">
            <text:p>102.5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8.682670310365">
            <text:p>38.7</text:p>
          </table:table-cell>
          <table:table-cell table:style-name="ce11" table:formula="of:=IF([.C8]=0;0;MAX(SUMPRODUCT([.C2:.C6];[.C2:.C6])/SUM([.C2:.C6])-[.C8];0))" office:value-type="float" office:value="38.682670310365">
            <text:p>38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53.057329689635">
            <text:p>53.1</text:p>
          </table:table-cell>
          <table:table-cell table:style-name="ce11" table:formula="of:=ABS(MAX([.C2:.C6])-[.C8]-[.C9])" office:value-type="float" office:value="53.057329689635">
            <text:p>53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41.142670310365">
            <text:p>141.1</text:p>
          </table:table-cell>
          <table:table-cell table:style-name="ce11" table:formula="of:=[.C8]+ [.C9]" office:value-type="float" office:value="141.142670310365">
            <text:p>141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48.9">
            <text:p>48.9</text:p>
          </table:table-cell>
          <table:table-cell table:number-columns-repeated="4" office:value-type="float" office:value="0">
            <text:p>0</text:p>
          </table:table-cell>
          <table:table-cell office:value-type="float" office:value="48.9">
            <text:p>48.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49.2">
            <text:p>49.2</text:p>
          </table:table-cell>
          <table:table-cell table:number-columns-repeated="4" office:value-type="float" office:value="0">
            <text:p>0</text:p>
          </table:table-cell>
          <table:table-cell office:value-type="float" office:value="49.2">
            <text:p>49.2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49.6">
            <text:p>49.6</text:p>
          </table:table-cell>
          <table:table-cell table:number-columns-repeated="4" office:value-type="float" office:value="0">
            <text:p>0</text:p>
          </table:table-cell>
          <table:table-cell office:value-type="float" office:value="49.6">
            <text:p>49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49.6">
            <text:p>49.6</text:p>
          </table:table-cell>
          <table:table-cell table:number-columns-repeated="4" office:value-type="float" office:value="0">
            <text:p>0</text:p>
          </table:table-cell>
          <table:table-cell office:value-type="float" office:value="49.6">
            <text:p>49.6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9.26">
            <text:p>49.3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G1 JFSFILE.A8:JFSFILE.A8 JFSFILE.B8:JFSFILE.G8 JFSFILE.A9:JFSFILE.A9 JFSFILE.B9:JFSFILE.G9 JFSFILE.A10:JFSFILE.A10 JFSFILE.B10:JFSFILE.G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style-name="ce11" table:formula="of:=AVERAGE([.G2:.G6])" office:value-type="float" office:value="49.26">
            <text:p>49.3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175395858708072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style-name="ce11" table:formula="of:=IF([.G8]=0;0;MAX(SUMPRODUCT([.G2:.G6];[.G2:.G6])/SUM([.G2:.G6])-[.G8];0))" office:value-type="float" office:value="0.00175395858708072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338246041412916">
            <text:p>0.3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style-name="ce11" table:formula="of:=ABS(MAX([.G2:.G6])-[.G8]-[.G9])" office:value-type="float" office:value="0.338246041412916">
            <text:p>0.3</text:p>
          </table:table-cell>
          <table:table-cell table:number-columns-repeated="1017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25.1">
            <text:p>2325.1</text:p>
          </table:table-cell>
          <table:table-cell office:value-type="float" office:value="1707.6">
            <text:p>1707.6</text:p>
          </table:table-cell>
          <table:table-cell office:value-type="float" office:value="617.5">
            <text:p>617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99.6">
            <text:p>599.6</text:p>
          </table:table-cell>
          <table:table-cell office:value-type="float" office:value="1385.4">
            <text:p>1385.4</text:p>
          </table:table-cell>
          <table:table-cell office:value-type="float" office:value="-1">
            <text:p>-1</text:p>
          </table:table-cell>
          <table:table-cell office:value-type="float" office:value="153.7">
            <text:p>153.7</text:p>
          </table:table-cell>
          <table:table-cell office:value-type="float" office:value="0">
            <text:p>0</text:p>
          </table:table-cell>
          <table:table-cell office:value-type="float" office:value="255.3">
            <text:p>255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44.4">
            <text:p>2244.4</text:p>
          </table:table-cell>
          <table:table-cell office:value-type="float" office:value="1630.9">
            <text:p>1630.9</text:p>
          </table:table-cell>
          <table:table-cell office:value-type="float" office:value="613.6">
            <text:p>613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3.4">
            <text:p>623.4</text:p>
          </table:table-cell>
          <table:table-cell office:value-type="float" office:value="1450.9">
            <text:p>1450.9</text:p>
          </table:table-cell>
          <table:table-cell office:value-type="float" office:value="-1">
            <text:p>-1</text:p>
          </table:table-cell>
          <table:table-cell office:value-type="float" office:value="155.2">
            <text:p>155.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08">
            <text:p>2208</text:p>
          </table:table-cell>
          <table:table-cell office:value-type="float" office:value="1596.2">
            <text:p>1596.2</text:p>
          </table:table-cell>
          <table:table-cell office:value-type="float" office:value="611.8">
            <text:p>611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48.7">
            <text:p>648.7</text:p>
          </table:table-cell>
          <table:table-cell office:value-type="float" office:value="1484.7">
            <text:p>1484.7</text:p>
          </table:table-cell>
          <table:table-cell office:value-type="float" office:value="-1">
            <text:p>-1</text:p>
          </table:table-cell>
          <table:table-cell office:value-type="float" office:value="157.1">
            <text:p>157.1</text:p>
          </table:table-cell>
          <table:table-cell office:value-type="float" office:value="0">
            <text:p>0</text:p>
          </table:table-cell>
          <table:table-cell office:value-type="float" office:value="272.4">
            <text:p>272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153.1">
            <text:p>2153.1</text:p>
          </table:table-cell>
          <table:table-cell office:value-type="float" office:value="1545.1">
            <text:p>1545.1</text:p>
          </table:table-cell>
          <table:table-cell office:value-type="float" office:value="608">
            <text:p>60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5.4">
            <text:p>655.4</text:p>
          </table:table-cell>
          <table:table-cell office:value-type="float" office:value="1543.5">
            <text:p>1543.5</text:p>
          </table:table-cell>
          <table:table-cell office:value-type="float" office:value="-1">
            <text:p>-1</text:p>
          </table:table-cell>
          <table:table-cell office:value-type="float" office:value="160.4">
            <text:p>160.4</text:p>
          </table:table-cell>
          <table:table-cell office:value-type="float" office:value="0">
            <text:p>0</text:p>
          </table:table-cell>
          <table:table-cell office:value-type="float" office:value="266.3">
            <text:p>266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02.2">
            <text:p>2202.2</text:p>
          </table:table-cell>
          <table:table-cell office:value-type="float" office:value="1594.9">
            <text:p>1594.9</text:p>
          </table:table-cell>
          <table:table-cell office:value-type="float" office:value="607.3">
            <text:p>607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1507.8">
            <text:p>1507.8</text:p>
          </table:table-cell>
          <table:table-cell office:value-type="float" office:value="-1">
            <text:p>-1</text:p>
          </table:table-cell>
          <table:table-cell office:value-type="float" office:value="161.4">
            <text:p>161.4</text:p>
          </table:table-cell>
          <table:table-cell office:value-type="float" office:value="0">
            <text:p>0</text:p>
          </table:table-cell>
          <table:table-cell office:value-type="float" office:value="252.3">
            <text:p>252.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float" office:value="0">
            <text:p>0</text:p>
          </table:table-cell>
          <table:table-cell office:value-type="float" office:value="711.2">
            <text:p>711.2</text:p>
          </table:table-cell>
          <table:table-cell office:value-type="float" office:value="0">
            <text:p>0</text:p>
          </table:table-cell>
          <table:table-cell office:value-type="float" office:value="739.1">
            <text:p>739.1</text:p>
          </table:table-cell>
          <table:table-cell office:value-type="float" office:value="27.9">
            <text:p>27.9</text:p>
          </table:table-cell>
          <table:table-cell office:value-type="float" office:value="-711.2">
            <text:p>-711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271.4">
            <text:p>271.4</text:p>
          </table:table-cell>
          <table:table-cell office:value-type="float" office:value="0">
            <text:p>0</text:p>
          </table:table-cell>
          <table:table-cell office:value-type="float" office:value="286.9">
            <text:p>286.9</text:p>
          </table:table-cell>
          <table:table-cell office:value-type="float" office:value="15.5">
            <text:p>15.5</text:p>
          </table:table-cell>
          <table:table-cell office:value-type="float" office:value="-271.4">
            <text:p>-271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376.7">
            <text:p>376.7</text:p>
          </table:table-cell>
          <table:table-cell office:value-type="float" office:value="0">
            <text:p>0</text:p>
          </table:table-cell>
          <table:table-cell office:value-type="float" office:value="396.5">
            <text:p>396.5</text:p>
          </table:table-cell>
          <table:table-cell office:value-type="float" office:value="19.8">
            <text:p>19.8</text:p>
          </table:table-cell>
          <table:table-cell office:value-type="float" office:value="-376.7">
            <text:p>-376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221.8">
            <text:p>221.8</text:p>
          </table:table-cell>
          <table:table-cell office:value-type="float" office:value="0">
            <text:p>0</text:p>
          </table:table-cell>
          <table:table-cell office:value-type="float" office:value="239.5">
            <text:p>239.5</text:p>
          </table:table-cell>
          <table:table-cell office:value-type="float" office:value="17.7">
            <text:p>17.7</text:p>
          </table:table-cell>
          <table:table-cell office:value-type="float" office:value="-221.8">
            <text:p>-221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16.3">
            <text:p>16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16.26">
            <text:p>316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4.85766871165644">
            <text:p>4.9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171.036256244862">
            <text:p>171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6.74233128834356">
            <text:p>6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223.903743755138">
            <text:p>223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">
            <text:p>0</text:p>
          </table:table-cell>
          <table:table-cell office:value-type="float" office:value="11.7">
            <text:p>11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0">
            <text:p>0</text:p>
          </table:table-cell>
          <table:table-cell office:value-type="float" office:value="289.7">
            <text:p>289.7</text:p>
          </table:table-cell>
          <table:table-cell office:value-type="float" office:value="0">
            <text:p>0</text:p>
          </table:table-cell>
          <table:table-cell office:value-type="float" office:value="540.5">
            <text:p>540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0">
            <text:p>0</text:p>
          </table:table-cell>
          <table:table-cell office:value-type="float" office:value="125.8">
            <text:p>125.8</text:p>
          </table:table-cell>
          <table:table-cell office:value-type="float" office:value="0">
            <text:p>0</text:p>
          </table:table-cell>
          <table:table-cell office:value-type="float" office:value="215.3">
            <text:p>215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91.4">
            <text:p>291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84.2">
            <text:p>184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138.84">
            <text:p>138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246.46">
            <text:p>246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58.2697954479977">
            <text:p>58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124.666146230626">
            <text:p>124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92.5902045520023">
            <text:p>92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169.373853769374">
            <text:p>169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810.4">
            <text:p>1810.4</text:p>
          </table:table-cell>
          <table:table-cell table:number-columns-repeated="3" office:value-type="float" office:value="-1">
            <text:p>-1</text:p>
          </table:table-cell>
          <table:table-cell office:value-type="float" office:value="17.9">
            <text:p>17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56.2">
            <text:p>1456.2</text:p>
          </table:table-cell>
          <table:table-cell table:number-columns-repeated="3" office:value-type="float" office:value="-1">
            <text:p>-1</text:p>
          </table:table-cell>
          <table:table-cell office:value-type="float" office:value="2.2">
            <text:p>2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629.5">
            <text:p>1629.5</text:p>
          </table:table-cell>
          <table:table-cell table:number-columns-repeated="3" office:value-type="float" office:value="-1">
            <text:p>-1</text:p>
          </table:table-cell>
          <table:table-cell office:value-type="float" office:value="8.9">
            <text:p>8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132.8">
            <text:p>1132.8</text:p>
          </table:table-cell>
          <table:table-cell table:number-columns-repeated="3" office:value-type="float" office:value="-1">
            <text:p>-1</text:p>
          </table:table-cell>
          <table:table-cell office:value-type="float" office:value="8.2">
            <text:p>8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13" office:value-type="float" office:value="-1">
            <text:p>-1</text:p>
          </table:table-cell>
          <table:table-cell office:value-type="float" office:value="3541">
            <text:p>3541</text:p>
          </table:table-cell>
          <table:table-cell office:value-type="float" office:value="-1">
            <text:p>-1</text:p>
          </table:table-cell>
          <table:table-cell office:value-type="float" office:value="8308">
            <text:p>8308</text:p>
          </table:table-cell>
          <table:table-cell office:value-type="float" office:value="946">
            <text:p>946</text:p>
          </table:table-cell>
          <table:table-cell office:value-type="float" office:value="-1">
            <text:p>-1</text:p>
          </table:table-cell>
          <table:table-cell office:value-type="float" office:value="192833">
            <text:p>192833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3" office:value-type="float" office:value="-1">
            <text:p>-1</text:p>
          </table:table-cell>
          <table:table-cell office:value-type="float" office:value="75">
            <text:p>7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table:number-columns-repeated="3"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">
            <text:p>0</text:p>
          </table:table-cell>
          <table:table-cell office:value-type="float" office:value="-1883">
            <text:p>-1883</text:p>
          </table:table-cell>
          <table:table-cell table:number-columns-repeated="2" office:value-type="float" office:value="0">
            <text:p>0</text:p>
          </table:table-cell>
          <table:table-cell office:value-type="float" office:value="-192834">
            <text:p>-192834</text:p>
          </table:table-cell>
          <table:table-cell table:number-columns-repeated="9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table:number-columns-repeated="3"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149">
            <text:p>-4149</text:p>
          </table:table-cell>
          <table:table-cell office:value-type="float" office:value="0">
            <text:p>0</text:p>
          </table:table-cell>
          <table:table-cell office:value-type="float" office:value="-3601">
            <text:p>-3601</text:p>
          </table:table-cell>
          <table:table-cell table:number-columns-repeated="1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table:number-columns-repeated="3" office:value-type="float" office:value="-1">
            <text:p>-1</text:p>
          </table:table-cell>
          <table:table-cell office:value-type="float" office:value="11">
            <text:p>1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064">
            <text:p>6064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table:number-columns-repeated="1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-8323">
            <text:p>-8323</text:p>
          </table:table-cell>
          <table:table-cell table:number-columns-repeated="16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57M17S">
            <text:p>12:57:17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57M17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57M47S">
            <text:p>12:57:47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57M47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58M17S">
            <text:p>12:58:17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58M17S">
            <text:p>12:58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58M47S">
            <text:p>12:58:47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58M46.999999S">
            <text:p>12:58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2H59M17S">
            <text:p>12:59:17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59M17S">
            <text:p>12:59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55.5">
            <text:p>55.5</text:p>
          </table:table-cell>
          <table:table-cell office:value-type="float" office:value="3.6">
            <text:p>3.6</text:p>
          </table:table-cell>
          <table:table-cell office:value-type="float" office:value="2.3">
            <text:p>2.3</text:p>
          </table:table-cell>
          <table:table-cell office:value-type="float" office:value="38.6">
            <text:p>38.6</text:p>
          </table:table-cell>
          <table:table-cell office:value-type="float" office:value="59.1">
            <text:p>59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97.5">
            <text:p>97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98.8">
            <text:p>9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30.9">
            <text:p>30.9</text:p>
          </table:table-cell>
          <table:table-cell office:value-type="float" office:value="4.4">
            <text:p>4.4</text:p>
          </table:table-cell>
          <table:table-cell office:value-type="float" office:value="7">
            <text:p>7</text:p>
          </table:table-cell>
          <table:table-cell office:value-type="float" office:value="57.7">
            <text:p>57.7</text:p>
          </table:table-cell>
          <table:table-cell office:value-type="float" office:value="35.3">
            <text:p>3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20.6">
            <text:p>20.6</text:p>
          </table:table-cell>
          <table:table-cell office:value-type="float" office:value="3.6">
            <text:p>3.6</text:p>
          </table:table-cell>
          <table:table-cell office:value-type="float" office:value="1.9">
            <text:p>1.9</text:p>
          </table:table-cell>
          <table:table-cell office:value-type="float" office:value="73.9">
            <text:p>73.9</text:p>
          </table:table-cell>
          <table:table-cell office:value-type="float" office:value="24.2">
            <text:p>2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1">
            <text:p>41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62">
            <text:p>2.62</text:p>
          </table:table-cell>
          <table:table-cell office:value-type="float" office:value="2.24">
            <text:p>2.24</text:p>
          </table:table-cell>
          <table:table-cell office:value-type="float" office:value="54.14">
            <text:p>54.14</text:p>
          </table:table-cell>
          <table:table-cell office:value-type="float" office:value="43.62">
            <text:p>43.6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57.2">
            <text:p>57.2</text:p>
          </table:table-cell>
          <table:table-cell office:value-type="float" office:value="4.3">
            <text:p>4.3</text:p>
          </table:table-cell>
          <table:table-cell office:value-type="float" office:value="2.1">
            <text:p>2.1</text:p>
          </table:table-cell>
          <table:table-cell office:value-type="float" office:value="36.4">
            <text:p>36.4</text:p>
          </table:table-cell>
          <table:table-cell office:value-type="float" office:value="61.5">
            <text:p>6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95.3">
            <text:p>95.3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1.3">
            <text:p>1.3</text:p>
          </table:table-cell>
          <table:table-cell office:value-type="float" office:value="98.3">
            <text:p>98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33.3">
            <text:p>33.3</text:p>
          </table:table-cell>
          <table:table-cell office:value-type="float" office:value="4.9">
            <text:p>4.9</text:p>
          </table:table-cell>
          <table:table-cell office:value-type="float" office:value="8.1">
            <text:p>8.1</text:p>
          </table:table-cell>
          <table:table-cell office:value-type="float" office:value="53.6">
            <text:p>53.6</text:p>
          </table:table-cell>
          <table:table-cell office:value-type="float" office:value="38.2">
            <text:p>38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23.1">
            <text:p>23.1</text:p>
          </table:table-cell>
          <table:table-cell table:number-columns-repeated="2" office:value-type="float" office:value="3.4">
            <text:p>3.4</text:p>
          </table:table-cell>
          <table:table-cell office:value-type="float" office:value="70.1">
            <text:p>70.1</text:p>
          </table:table-cell>
          <table:table-cell office:value-type="float" office:value="26.5">
            <text:p>26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1.88">
            <text:p>41.88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14">
            <text:p>3.14</text:p>
          </table:table-cell>
          <table:table-cell office:value-type="float" office:value="2.82">
            <text:p>2.82</text:p>
          </table:table-cell>
          <table:table-cell office:value-type="float" office:value="52.14">
            <text:p>52.14</text:p>
          </table:table-cell>
          <table:table-cell office:value-type="float" office:value="45.02">
            <text:p>45.0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56.7">
            <text:p>56.7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36.9">
            <text:p>36.9</text:p>
          </table:table-cell>
          <table:table-cell office:value-type="float" office:value="61.3">
            <text:p>6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92.4">
            <text:p>92.4</text:p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96.3">
            <text:p>96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40.2">
            <text:p>40.2</text:p>
          </table:table-cell>
          <table:table-cell office:value-type="float" office:value="6.3">
            <text:p>6.3</text:p>
          </table:table-cell>
          <table:table-cell office:value-type="float" office:value="7.7">
            <text:p>7.7</text:p>
          </table:table-cell>
          <table:table-cell office:value-type="float" office:value="45.7">
            <text:p>45.7</text:p>
          </table:table-cell>
          <table:table-cell office:value-type="float" office:value="46.5">
            <text:p>46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23.6">
            <text:p>23.6</text:p>
          </table:table-cell>
          <table:table-cell office:value-type="float" office:value="3.3">
            <text:p>3.3</text:p>
          </table:table-cell>
          <table:table-cell office:value-type="float" office:value="6.1">
            <text:p>6.1</text:p>
          </table:table-cell>
          <table:table-cell office:value-type="float" office:value="67">
            <text:p>67</text:p>
          </table:table-cell>
          <table:table-cell office:value-type="float" office:value="26.9">
            <text:p>26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2.66">
            <text:p>42.66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64">
            <text:p>3.64</text:p>
          </table:table-cell>
          <table:table-cell office:value-type="float" office:value="3.46">
            <text:p>3.46</text:p>
          </table:table-cell>
          <table:table-cell office:value-type="float" office:value="50.2">
            <text:p>50.2</text:p>
          </table:table-cell>
          <table:table-cell office:value-type="float" office:value="46.3">
            <text:p>46.3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17S">
            <text:p>12:57:1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3">
            <text:p>99.3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7M47S">
            <text:p>12:57:47</text:p>
          </table:table-cell>
          <table:table-cell office:value-type="float" office:value="57.1">
            <text:p>57.1</text:p>
          </table:table-cell>
          <table:table-cell office:value-type="float" office:value="4.9">
            <text:p>4.9</text:p>
          </table:table-cell>
          <table:table-cell office:value-type="float" office:value="11.1">
            <text:p>11.1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17S">
            <text:p>12:58:17</text:p>
          </table:table-cell>
          <table:table-cell office:value-type="float" office:value="90.1">
            <text:p>90.1</text:p>
          </table:table-cell>
          <table:table-cell office:value-type="float" office:value="6.7">
            <text:p>6.7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96.8">
            <text:p>9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8M46.999999S">
            <text:p>12:58:47</text:p>
          </table:table-cell>
          <table:table-cell office:value-type="float" office:value="41.5">
            <text:p>41.5</text:p>
          </table:table-cell>
          <table:table-cell office:value-type="float" office:value="7.5">
            <text:p>7.5</text:p>
          </table:table-cell>
          <table:table-cell office:value-type="float" office:value="32.2">
            <text:p>32.2</text:p>
          </table:table-cell>
          <table:table-cell office:value-type="float" office:value="18.8">
            <text:p>18.8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59M17S">
            <text:p>12:59:17</text:p>
          </table:table-cell>
          <table:table-cell office:value-type="float" office:value="28.4">
            <text:p>28.4</text:p>
          </table:table-cell>
          <table:table-cell office:value-type="float" office:value="4.7">
            <text:p>4.7</text:p>
          </table:table-cell>
          <table:table-cell office:value-type="float" office:value="14.6">
            <text:p>14.6</text:p>
          </table:table-cell>
          <table:table-cell office:value-type="float" office:value="52.2">
            <text:p>52.2</text:p>
          </table:table-cell>
          <table:table-cell office:value-type="float" office:value="33.1">
            <text:p>33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3.5">
            <text:p>43.5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78">
            <text:p>4.78</text:p>
          </table:table-cell>
          <table:table-cell office:value-type="float" office:value="11.9">
            <text:p>11.9</text:p>
          </table:table-cell>
          <table:table-cell office:value-type="float" office:value="39.8">
            <text:p>39.8</text:p>
          </table:table-cell>
          <table:table-cell office:value-type="float" office:value="48.28">
            <text:p>48.2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2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57:17</text:p>
              </table:table-cell>
              <table:table-cell office:value-type="float" office:value="2.6">
                <text:p text:id="CPU_ALL.F2:CPU_ALL.F6">2.6</text:p>
              </table:table-cell>
              <table:table-cell office:value-type="float" office:value="3.6">
                <text:p text:id="DISK_SUMM.D2:DISK_SUMM.D6">3.6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61.1">
                <text:p>61.1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7.5">
                <text:p>97.5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42.4">
                <text:p>42.4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7.7">
                <text:p>27.7</text:p>
              </table:table-cell>
              <table:table-cell office:value-type="float" office:value="208.6">
                <text:p>20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60_Threads  10/14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2:57:17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.9">
                <text:p text:id="DISKBUSY.C2:DISKBUSY.C6">0.9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56.9">
                <text:p>56.9</text:p>
              </table:table-cell>
              <table:table-cell office:value-type="float" office:value="56.9">
                <text:p>5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738cm" svg:y="0.256cm" chart:style-name="ch2">
          <text:p>Disk Read KB/s JMeter_Test_60_Threads  10/14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60_Threads  10/14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2:57:17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659cm" svg:y="0.256cm" chart:style-name="ch2">
          <text:p>Disk Write KB/s JMeter_Test_60_Threads  10/14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320.56">
                <text:p text:id="DISKWRITE.B8:DISKWRITE.F8">1320.56</text:p>
              </table:table-cell>
              <table:table-cell office:value-type="float" office:value="1320.56">
                <text:p>132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48.145367419883">
                <text:p text:id="DISKWRITE.B9:DISKWRITE.F9">648.145367419883</text:p>
              </table:table-cell>
              <table:table-cell office:value-type="float" office:value="648.145367419883">
                <text:p>648.145367419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77.794632580117">
                <text:p text:id="DISKWRITE.B10:DISKWRITE.F10">677.794632580117</text:p>
              </table:table-cell>
              <table:table-cell office:value-type="float" office:value="677.794632580117">
                <text:p>677.794632580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60_Threads  10/14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2:57:17</text:p>
              </table:table-cell>
              <table:table-cell office:value-type="float" office:value="28.9">
                <text:p text:id="DISKWRITE.B2:DISKWRITE.B6">28.9</text:p>
              </table:table-cell>
              <table:table-cell office:value-type="float" office:value="28.9">
                <text:p text:id="DISKWRITE.C2:DISKWRITE.C6">28.9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686.8">
                <text:p>686.8</text:p>
              </table:table-cell>
              <table:table-cell office:value-type="float" office:value="686.8">
                <text:p>68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1988.9">
                <text:p>1988.9</text:p>
              </table:table-cell>
              <table:table-cell office:value-type="float" office:value="1988.9">
                <text:p>198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2646.5">
                <text:p>2646.5</text:p>
              </table:table-cell>
              <table:table-cell office:value-type="float" office:value="2646.5">
                <text:p>264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1251.7">
                <text:p>1251.7</text:p>
              </table:table-cell>
              <table:table-cell office:value-type="float" office:value="1251.7">
                <text:p>125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363cm" svg:y="0.256cm" chart:style-name="ch2">
          <text:p>Disk transfers per second JMeter_Test_60_Threads  10/14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02.46">
                <text:p text:id="DISKXFER.B8:DISKXFER.F8">102.46</text:p>
              </table:table-cell>
              <table:table-cell office:value-type="float" office:value="102.46">
                <text:p>102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8.682670310365">
                <text:p text:id="DISKXFER.B9:DISKXFER.F9">38.682670310365</text:p>
              </table:table-cell>
              <table:table-cell office:value-type="float" office:value="38.682670310365">
                <text:p>38.682670310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53.057329689635">
                <text:p text:id="DISKXFER.B10:DISKXFER.F10">53.057329689635</text:p>
              </table:table-cell>
              <table:table-cell office:value-type="float" office:value="53.057329689635">
                <text:p>53.05732968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60_Threads  10/14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2:57:17</text:p>
              </table:table-cell>
              <table:table-cell office:value-type="float" office:value="1.8">
                <text:p text:id="DISKXFER.B2:DISKXFER.B6">1.8</text:p>
              </table:table-cell>
              <table:table-cell office:value-type="float" office:value="1.8">
                <text:p text:id="DISKXFER.C2:DISKXFER.C6">1.8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81.1">
                <text:p>81.1</text:p>
              </table:table-cell>
              <table:table-cell office:value-type="float" office:value="81.1">
                <text:p>8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130.9">
                <text:p>130.9</text:p>
              </table:table-cell>
              <table:table-cell office:value-type="float" office:value="130.9">
                <text:p>13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194.2">
                <text:p>194.2</text:p>
              </table:table-cell>
              <table:table-cell office:value-type="float" office:value="194.2">
                <text:p>19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104.3">
                <text:p>104.3</text:p>
              </table:table-cell>
              <table:table-cell office:value-type="float" office:value="104.3">
                <text:p>10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9cm" chart:style-name="ch3"/>
        <chart:plot-area chart:style-name="ch4" table:cell-range-address="JFSFILE.B1:JFSFILE.G1 JFSFILE.A8:JFSFILE.G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G8" chart:label-cell-address="JFSFILE.A8:JFSFILE.A8" chart:class="chart:bar">
            <chart:data-point chart:repeated="6"/>
          </chart:series>
          <chart:series chart:style-name="ch9" chart:values-cell-range-address="JFSFILE.B9:JFSFILE.G9" chart:label-cell-address="JFSFILE.A9:JFSFILE.A9" chart:class="chart:bar">
            <chart:data-point chart:repeated="6"/>
          </chart:series>
          <chart:series chart:style-name="ch10" chart:values-cell-range-address="JFSFILE.B10:JFSFILE.G10" chart:label-cell-address="JFSFILE.A10:JFSFILE.A1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9.26">
                <text:p text:id="JFSFILE.B8:JFSFILE.G8">49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175395858708072">
                <text:p text:id="JFSFILE.B9:JFSFILE.G9">0.00175395858708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5395858708072">
                <text:p>0.00175395858708072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338246041412916">
                <text:p text:id="JFSFILE.B10:JFSFILE.G10">0.338246041412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8246041412916">
                <text:p>0.3382460414129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60_Threads  10/14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2:57:17</text:p>
              </table:table-cell>
              <table:table-cell office:value-type="float" office:value="2325.1">
                <text:p text:id="MEM.F2:MEM.F6">2325.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2244.4">
                <text:p>2244.4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2153.1">
                <text:p>2153.1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202.2">
                <text:p>2202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2:57:17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60_Threads  10/14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57:17</text:p>
              </table:table-cell>
              <table:table-cell office:value-type="float" office:value="2">
                <text:p text:id="CPU_ALL.B2:CPU_ALL.B6">2</text:p>
              </table:table-cell>
              <table:table-cell office:value-type="float" office:value="0.6">
                <text:p text:id="CPU_ALL.C2:CPU_ALL.C6">0.6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56.7">
                <text:p>56.7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3.7">
                <text:p>93.7</text:p>
              </table:table-cell>
              <table:table-cell office:value-type="float" office:value="3.8">
                <text:p>3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36.6">
                <text:p>36.6</text:p>
              </table:table-cell>
              <table:table-cell office:value-type="float" office:value="5.8">
                <text:p>5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4">
                <text:p>24</text:p>
              </table:table-cell>
              <table:table-cell office:value-type="float" office:value="3.7">
                <text:p>3.7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60_Threads (KB/s) - 10/14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2:57:17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6">
                <text:p text:id="NET.H2:NET.H6">0.6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-711.2">
                <text:p>-711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-271.4">
                <text:p>-271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-376.7">
                <text:p>-376.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-221.8">
                <text:p>-221.8</text:p>
              </table:table-cell>
              <table:table-cell office:value-type="float" office:value="17.7">
                <text:p>17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60_Threads (KB/s)  10/14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  <table:table-cell office:value-type="float" office:value="316.26">
                <text:p>316.26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4.85766871165644">
                <text:p>4.85766871165644</text:p>
              </table:table-cell>
              <table:table-cell office:value-type="float" office:value="0">
                <text:p>0</text:p>
              </table:table-cell>
              <table:table-cell office:value-type="float" office:value="171.036256244862">
                <text:p>171.036256244862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6.74233128834356">
                <text:p>6.74233128834356</text:p>
              </table:table-cell>
              <table:table-cell office:value-type="float" office:value="0">
                <text:p>0</text:p>
              </table:table-cell>
              <table:table-cell office:value-type="float" office:value="223.903743755138">
                <text:p>223.9037437551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249cm" svg:y="0.256cm" chart:style-name="ch2">
          <text:p>Network I/O JMeter_Test_60_Threads (KB/s)  10/14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2:57:17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6">
                <text:p text:id="NET.C2:NET.C6">0.6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  <table:table-cell office:value-type="float" office:value="0">
                <text:p>0</text:p>
              </table:table-cell>
              <table:table-cell office:value-type="float" office:value="711.2">
                <text:p>711.2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271.4">
                <text:p>271.4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  <table:table-cell office:value-type="float" office:value="221.8">
                <text:p>221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60_Threads  10/14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38.84">
                <text:p>138.84</text:p>
              </table:table-cell>
              <table:table-cell office:value-type="float" office:value="0">
                <text:p>0</text:p>
              </table:table-cell>
              <table:table-cell office:value-type="float" office:value="246.46">
                <text:p>246.46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58.2697954479977">
                <text:p>58.2697954479977</text:p>
              </table:table-cell>
              <table:table-cell office:value-type="float" office:value="0">
                <text:p>0</text:p>
              </table:table-cell>
              <table:table-cell office:value-type="float" office:value="124.666146230626">
                <text:p>124.666146230626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92.5902045520023">
                <text:p>92.5902045520023</text:p>
              </table:table-cell>
              <table:table-cell office:value-type="float" office:value="0">
                <text:p>0</text:p>
              </table:table-cell>
              <table:table-cell office:value-type="float" office:value="169.373853769374">
                <text:p>169.37385376937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60_Threads  10/14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2:57:17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1.7">
                <text:p text:id="NETPACKET.C2:NETPACKET.C6">11.7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289.7">
                <text:p>289.7</text:p>
              </table:table-cell>
              <table:table-cell office:value-type="float" office:value="0">
                <text:p>0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125.8">
                <text:p>125.8</text:p>
              </table:table-cell>
              <table:table-cell office:value-type="float" office:value="0">
                <text:p>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91.4">
                <text:p>291.4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84.2">
                <text:p>184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60_Threads  10/14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57:17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60_Threads  10/14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57:17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1810.4">
                <text:p>181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1456.2">
                <text:p>145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1629.5">
                <text:p>1629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1132.8">
                <text:p>1132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60_Threads  10/14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2:57:17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17.9">
                <text:p>17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8.9">
                <text:p>8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8.2">
                <text:p>8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2:57:17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2:57:17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2:57:17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60_Threads  10/14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2:57:17</text:p>
              </table:table-cell>
              <table:table-cell office:value-type="float" office:value="0.5">
                <text:p text:id="CPU01.B2:CPU01.B6">0.5</text:p>
              </table:table-cell>
              <table:table-cell office:value-type="float" office:value="0.2">
                <text:p text:id="CPU01.C2:CPU01.C6">0.2</text:p>
              </table:table-cell>
              <table:table-cell office:value-type="float" office:value="0">
                <text:p text:id="CPU01.D2:CPU01.D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55.5">
                <text:p>55.5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7.5">
                <text:p>97.5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30.9">
                <text:p>30.9</text:p>
              </table:table-cell>
              <table:table-cell office:value-type="float" office:value="4.4">
                <text:p>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0.6">
                <text:p>20.6</text:p>
              </table:table-cell>
              <table:table-cell office:value-type="float" office:value="3.6">
                <text:p>3.6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60_Threads  10/14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2:57:17</text:p>
              </table:table-cell>
              <table:table-cell office:value-type="float" office:value="0.5">
                <text:p text:id="CPU02.B2:CPU02.B6">0.5</text:p>
              </table:table-cell>
              <table:table-cell office:value-type="float" office:value="0.1">
                <text:p text:id="CPU02.C2:CPU02.C6">0.1</text:p>
              </table:table-cell>
              <table:table-cell office:value-type="float" office:value="0.1">
                <text:p text:id="CPU02.D2:CPU02.D6">0.1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57.2">
                <text:p>57.2</text:p>
              </table:table-cell>
              <table:table-cell office:value-type="float" office:value="4.3">
                <text:p>4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5.3">
                <text:p>95.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33.3">
                <text:p>33.3</text:p>
              </table:table-cell>
              <table:table-cell office:value-type="float" office:value="4.9">
                <text:p>4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3.1">
                <text:p>23.1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60_Threads  10/14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2:57:17</text:p>
              </table:table-cell>
              <table:table-cell office:value-type="float" office:value="0.4">
                <text:p text:id="CPU03.B2:CPU03.B6">0.4</text:p>
              </table:table-cell>
              <table:table-cell office:value-type="float" office:value="0.1">
                <text:p text:id="CPU03.C2:CPU03.C6">0.1</text:p>
              </table:table-cell>
              <table:table-cell office:value-type="float" office:value="0">
                <text:p text:id="CPU03.D2:CPU03.D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56.7">
                <text:p>56.7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2.4">
                <text:p>92.4</text:p>
              </table:table-cell>
              <table:table-cell office:value-type="float" office:value="3.9">
                <text:p>3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40.2">
                <text:p>40.2</text:p>
              </table:table-cell>
              <table:table-cell office:value-type="float" office:value="6.3">
                <text:p>6.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3.6">
                <text:p>23.6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60_Threads  10/14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2:57:17</text:p>
              </table:table-cell>
              <table:table-cell office:value-type="float" office:value="0.4">
                <text:p text:id="CPU04.B2:CPU04.B6">0.4</text:p>
              </table:table-cell>
              <table:table-cell office:value-type="float" office:value="0.1">
                <text:p text:id="CPU04.C2:CPU04.C6">0.1</text:p>
              </table:table-cell>
              <table:table-cell office:value-type="float" office:value="0.2">
                <text:p text:id="CPU04.D2:CPU04.D6">0.2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57.1">
                <text:p>57.1</text:p>
              </table:table-cell>
              <table:table-cell office:value-type="float" office:value="4.9">
                <text:p>4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90.1">
                <text:p>90.1</text:p>
              </table:table-cell>
              <table:table-cell office:value-type="float" office:value="6.7">
                <text:p>6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41.5">
                <text:p>41.5</text:p>
              </table:table-cell>
              <table:table-cell office:value-type="float" office:value="7.5">
                <text:p>7.5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28.4">
                <text:p>28.4</text:p>
              </table:table-cell>
              <table:table-cell office:value-type="float" office:value="4.7">
                <text:p>4.7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41">
                <text:p text:id="CPU_SUMM.B2:CPU_SUMM.B5">41</text:p>
              </table:table-cell>
              <table:table-cell office:value-type="float" office:value="2.62">
                <text:p text:id="CPU_SUMM.C2:CPU_SUMM.C5">2.62</text:p>
              </table:table-cell>
              <table:table-cell office:value-type="float" office:value="2.24">
                <text:p text:id="CPU_SUMM.D2:CPU_SUMM.D5">2.24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41.88">
                <text:p>41.88</text:p>
              </table:table-cell>
              <table:table-cell office:value-type="float" office:value="3.14">
                <text:p>3.1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42.66">
                <text:p>42.66</text:p>
              </table:table-cell>
              <table:table-cell office:value-type="float" office:value="3.64">
                <text:p>3.6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43.5">
                <text:p>43.5</text:p>
              </table:table-cell>
              <table:table-cell office:value-type="float" office:value="4.78">
                <text:p>4.78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60_Threads - 10/14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2:57:17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57.8">
                <text:p text:id="DISK_SUMM.C2:DISK_SUMM.C6">57.8</text:p>
              </table:table-cell>
              <table:table-cell office:value-type="float" office:value="3.6">
                <text:p text:id="DISK_SUMM.D2:DISK_SUMM.D6">3.6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0">
                <text:p>0</text:p>
              </table:table-cell>
              <table:table-cell office:value-type="float" office:value="1373.6">
                <text:p>1373.6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0">
                <text:p>0</text:p>
              </table:table-cell>
              <table:table-cell office:value-type="float" office:value="3977.8">
                <text:p>3977.8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0">
                <text:p>0</text:p>
              </table:table-cell>
              <table:table-cell office:value-type="float" office:value="5293">
                <text:p>5293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0">
                <text:p>0</text:p>
              </table:table-cell>
              <table:table-cell office:value-type="float" office:value="2503.4">
                <text:p>2503.4</text:p>
              </table:table-cell>
              <table:table-cell office:value-type="float" office:value="208.6">
                <text:p>208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60_Threads  10/14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641.12">
                <text:p>2641.12</text:p>
              </table:table-cell>
              <table:table-cell office:value-type="float" office:value="204.92">
                <text:p>204.92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296.29073483977">
                <text:p>1296.29073483977</text:p>
              </table:table-cell>
              <table:table-cell office:value-type="float" office:value="77.3653406207301">
                <text:p>77.3653406207301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1355.58926516023">
                <text:p>1355.58926516023</text:p>
              </table:table-cell>
              <table:table-cell office:value-type="float" office:value="106.11465937927">
                <text:p>106.114659379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654cm" svg:y="0.256cm" chart:style-name="ch2">
          <text:p>Disk Block Size JMeter_Test_60_Threads (Kbytes)  10/14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3.06">
                <text:p text:id="DISKBSIZE.B8:DISKBSIZE.F8">13.06</text:p>
              </table:table-cell>
              <table:table-cell office:value-type="float" office:value="13.06">
                <text:p>13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542603369065851">
                <text:p text:id="DISKBSIZE.B9:DISKBSIZE.F9">0.542603369065851</text:p>
              </table:table-cell>
              <table:table-cell office:value-type="float" office:value="0.542603369065851">
                <text:p>0.542603369065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.39739663093415">
                <text:p text:id="DISKBSIZE.B10:DISKBSIZE.F10">2.39739663093415</text:p>
              </table:table-cell>
              <table:table-cell office:value-type="float" office:value="2.39739663093415">
                <text:p>2.39739663093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60_Threads (Kbytes)  10/14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2:57:17</text:p>
              </table:table-cell>
              <table:table-cell office:value-type="float" office:value="16">
                <text:p text:id="DISKBSIZE.B2:DISKBSIZE.B6">16</text:p>
              </table:table-cell>
              <table:table-cell office:value-type="float" office:value="16">
                <text:p text:id="DISKBSIZE.C2:DISKBSIZE.C6">16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2:57:47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7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47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9: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228cm" svg:y="0.256cm" chart:style-name="ch2">
          <text:p>Disk %Busy JMeter_Test_60_Threads  10/14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39.46">
                <text:p text:id="DISKBUSY.B8:DISKBUSY.F8">39.46</text:p>
              </table:table-cell>
              <table:table-cell office:value-type="float" office:value="39.64">
                <text:p>39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5.7562696401419">
                <text:p text:id="DISKBUSY.B9:DISKBUSY.F9">15.7562696401419</text:p>
              </table:table-cell>
              <table:table-cell office:value-type="float" office:value="15.3296266397578">
                <text:p>15.3296266397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8.1837303598581">
                <text:p text:id="DISKBUSY.B10:DISKBUSY.F10">18.1837303598581</text:p>
              </table:table-cell>
              <table:table-cell office:value-type="float" office:value="18.4303733602422">
                <text:p>18.430373360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